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abase</text:p>
      <text:p text:style-name="Standard"/>
      <text:p text:style-name="Standard">//possibly use student/faculty id numbers for id</text:p>
      <text:p text:style-name="Standard">//would keep track of which forms go with which students</text:p>
      <text:p text:style-name="Standard"/>
      <text:p text:style-name="Standard">Tables</text:p>
      <text:p text:style-name="Standard">specialPermission</text:p>
      <text:p text:style-name="Standard"><text:tab/>id,schoolYear,enrollmentList</text:p>
      <text:p text:style-name="Standard">courseSub</text:p>
      <text:p text:style-name="Standard"><text:tab/>id,catalogYear,substituteFor,isMajor</text:p>
      <text:p text:style-name="Standard">courseRepeat</text:p>
      <text:p text:style-name="Standard"><text:tab/>id,courseRepeated,termTaken,gradeEarned,termToRepeat</text:p>
      <text:p text:style-name="Standard">registration</text:p>
      <text:p text:style-name="Standard"><text:tab/>id,schoolYear,semester,courseList</text:p>
      <text:p text:style-name="Standard">transcriptClass</text:p>
      <text:p text:style-name="Standard"><text:tab/>id,maidenName,ssn,whenToMail,firstTermAttended,lastTermAttended,mailToInfo</text:p>
      <text:p text:style-name="Standard">userLogin</text:p>
      <text:p text:style-name="Standard"><text:tab/>id,password,isActive</text:p>
      <text:p text:style-name="Standard">admin</text:p>
      <text:p text:style-name="Standard"><text:tab/>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ert </meta:initial-creator>
    <meta:creation-date>2014-10-14T14:07:15</meta:creation-date>
    <meta:generator>LibreOffice/3.5$Linux_X86_64 LibreOffice_project/350m1$Build-2</meta:generator>
    <dc:date>2014-10-14T14:49:53</dc:date>
    <dc:creator>Hubert </dc:creator>
    <meta:editing-duration>PT41M18S</meta:editing-duration>
    <meta:editing-cycles>10</meta:editing-cycles>
    <meta:document-statistic meta:table-count="0" meta:image-count="0" meta:object-count="0" meta:page-count="1" meta:paragraph-count="18" meta:word-count="33" meta:character-count="449" meta:non-whitespace-character-count="427"/>
  </office:meta>
</office:document-meta>
</file>